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77.44609mm" fo:page-width="56.9927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ad1" draw:opacity="100.0%" draw:stroke="solid" svg:stroke-color="#000000" draw:stroke-linejoin="round" svg:stroke-opacity="100.0%" svg:stroke-width="0.7456623mm"/>
    </style:style>
    <style:style style:family="graphic" style:name="style-3">
      <style:graphic-properties draw:fill="solid" draw:fill-color="#807b00" draw:opacity="25.098037719726562%" draw:stroke="none"/>
    </style:style>
    <style:style style:family="graphic" style:name="style-4">
      <style:graphic-properties draw:fill="solid" draw:fill-color="#ffffff" draw:opacity="49.803921580314636%" draw:stroke="solid" svg:stroke-color="#000000" draw:stroke-linejoin="round" svg:stroke-opacity="100.0%" svg:stroke-width="0.29826492mm"/>
    </style:style>
  </office:automatic-styles>
  <office:body>
    <office:drawing>
      <draw:page draw:master-page-name="Default" draw:name="page1" draw:style-name="DP1">
        <draw:g draw:id="svg5103">
          <draw:g draw:id="layer1">
            <draw:g draw:id="g8146">
              <draw:g draw:id="g8152">
                <draw:path svg:d="M 5624.5073 4730.003 C 5641.191 6310.1924 4608.021 7670.042 2876.2092 7670.042 C 1144.3977 7670.042 -11.303265 6773.613 0.083286256 4602.1753 C 11.276868 2425.727 1443.2838 31.666525 2748.3816 0.37365034 C 4140.4736 -34.132343 5599.5723 2325.6653 5624.5073 4730.003 z" svg:height="76.700424mm" draw:style-name="style-2" svg:viewBox="0.0 0.0 5624.7065 7670.042" svg:width="56.247066mm" svg:x="0.37283218mm" svg:y="0.37283248mm"/>
                <draw:path svg:d="M 2799.3716 0.9593848 C 2712.379 20.521187 2763.3218 139.48126 2789.1187 194.83157 C 3141.4797 1166.8723 3296.058 2238.9592 3102.1704 3266.5706 C 2887.6394 4212.1816 2194.3774 5066.819 1258.98 5366.621 C 867.9197 5502.199 448.90427 5532.062 37.95896 5531.1357 C -28.572191 5558.4087 0.12470182 5646.5713 64.189125 5653.0796 C 871.9538 5881.193 1796.3629 5838.9624 2513.0488 5370.3105 C 3224.0842 4897.5386 3623.14 4044.608 3638.9517 3201.732 C 3677.7102 2337.8406 3476.7263 1480.096 3167.474 678.45435 C 3072.4849 447.37915 2973.7876 214.24683 2831.0623 8.416008 C 2822.3577 1.1032015 2810.3281 -1.6384181 2799.3716 0.9593848 z" svg:height="57.874516mm" draw:style-name="style-3" svg:viewBox="0.0 0.0 3643.7231 5787.4517" svg:width="36.43723mm" svg:x="18.802664mm" svg:y="17.875435mm"/>
                <draw:path svg:d="M 716.0902 579.7415 C 631.3471 923.2313 591.2896 1045.917 321.824 1091.9392 C 136.10066 1123.6599 -51.13685 947.6929 12.776931 601.0464 C 64.04258 322.99866 275.5273 42.27392 513.5658 3.629096 C 776.0253 -38.979786 784.5779 302.13885 716.0902 579.7415 z" svg:height="10.9558935mm" draw:style-name="style-4" svg:viewBox="0.0 0.0 752.38226 1095.5894" svg:width="7.523823mm" svg:x="15.950711mm" svg:y="11.697332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77.44609mm" fo:page-width="56.9927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